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Liberation Serif" fo:language="en" fo:country="US" officeooo:rsid="0016577c" officeooo:paragraph-rsid="0016577c"/>
    </style:style>
    <style:style style:name="P2" style:family="paragraph" style:parent-style-name="Text_20_body">
      <style:text-properties style:font-name="Liberation Serif" fo:language="en" fo:country="US" officeooo:rsid="003f1595" officeooo:paragraph-rsid="003f1595"/>
    </style:style>
    <style:style style:name="P3" style:family="paragraph" style:parent-style-name="Text_20_body">
      <style:text-properties style:font-name="Liberation Serif" fo:language="en" fo:country="US" officeooo:rsid="001e7fdd" officeooo:paragraph-rsid="00171d5f"/>
    </style:style>
    <style:style style:name="P4" style:family="paragraph" style:parent-style-name="Text_20_body" style:list-style-name="L2">
      <style:text-properties style:font-name="Liberation Serif" fo:language="en" fo:country="US" officeooo:rsid="001e7fdd" officeooo:paragraph-rsid="001e7fdd"/>
    </style:style>
    <style:style style:name="P5" style:family="paragraph" style:parent-style-name="Text_20_body" style:list-style-name="L2">
      <style:text-properties style:font-name="Liberation Serif" fo:language="en" fo:country="US" officeooo:rsid="001e7fdd" officeooo:paragraph-rsid="002066ee"/>
    </style:style>
    <style:style style:name="P6" style:family="paragraph" style:parent-style-name="Text_20_body" style:list-style-name="L2">
      <style:text-properties style:font-name="Liberation Serif" fo:language="en" fo:country="US" officeooo:rsid="0026a7e6" officeooo:paragraph-rsid="0026a7e6"/>
    </style:style>
    <style:style style:name="P7" style:family="paragraph" style:parent-style-name="Text_20_body" style:list-style-name="L2">
      <style:text-properties style:font-name="Liberation Serif" fo:language="en" fo:country="US" officeooo:rsid="002bf12c" officeooo:paragraph-rsid="002bf12c"/>
    </style:style>
    <style:style style:name="P8" style:family="paragraph" style:parent-style-name="Text_20_body" style:list-style-name="L2">
      <style:text-properties style:font-name="Liberation Serif" fo:language="en" fo:country="US" officeooo:rsid="002d733e" officeooo:paragraph-rsid="002d733e"/>
    </style:style>
    <style:style style:name="P9" style:family="paragraph" style:parent-style-name="Text_20_body" style:list-style-name="L2">
      <style:text-properties style:font-name="Liberation Serif" fo:language="en" fo:country="US" officeooo:rsid="002edf7f" officeooo:paragraph-rsid="002edf7f"/>
    </style:style>
    <style:style style:name="P10" style:family="paragraph" style:parent-style-name="Text_20_body" style:list-style-name="L2">
      <style:text-properties style:font-name="Liberation Serif" fo:language="en" fo:country="US" officeooo:rsid="00359d16" officeooo:paragraph-rsid="00359d16"/>
    </style:style>
    <style:style style:name="P11" style:family="paragraph" style:parent-style-name="Text_20_body">
      <style:text-properties style:font-name="Liberation Serif" fo:language="en" fo:country="US" officeooo:rsid="003ae46f" officeooo:paragraph-rsid="003ae46f"/>
    </style:style>
    <style:style style:name="P12" style:family="paragraph" style:parent-style-name="Text_20_body" style:list-style-name="L2">
      <style:text-properties style:font-name="Liberation Serif" fo:language="en" fo:country="US" officeooo:rsid="0038c552" officeooo:paragraph-rsid="0038c552"/>
    </style:style>
    <style:style style:name="P13" style:family="paragraph" style:parent-style-name="Text_20_body">
      <style:text-properties style:font-name="Liberation Serif" fo:language="en" fo:country="US" officeooo:rsid="002603f5" officeooo:paragraph-rsid="00171d5f"/>
    </style:style>
    <style:style style:name="P14" style:family="paragraph" style:parent-style-name="Text_20_body">
      <style:text-properties fo:language="en" fo:country="US" officeooo:paragraph-rsid="00401810"/>
    </style:style>
    <style:style style:name="P15" style:family="paragraph" style:parent-style-name="Text_20_body">
      <style:text-properties fo:language="en" fo:country="US" officeooo:paragraph-rsid="00464f60"/>
    </style:style>
    <style:style style:name="P16" style:family="paragraph" style:parent-style-name="Text_20_body">
      <style:text-properties fo:language="en" fo:country="US" officeooo:rsid="00483bc8" officeooo:paragraph-rsid="00483bc8"/>
    </style:style>
    <style:style style:name="P17" style:family="paragraph" style:parent-style-name="Text_20_body">
      <style:text-properties fo:language="en" fo:country="US" officeooo:rsid="00483bc8" officeooo:paragraph-rsid="0049cd2c"/>
    </style:style>
    <style:style style:name="P18" style:family="paragraph" style:parent-style-name="Text_20_body">
      <style:text-properties fo:language="en" fo:country="US" officeooo:rsid="00171d5f" officeooo:paragraph-rsid="00180d6b"/>
    </style:style>
    <style:style style:name="P19" style:family="paragraph" style:parent-style-name="Text_20_body" style:list-style-name="L1">
      <style:text-properties fo:language="en" fo:country="US" officeooo:paragraph-rsid="00180d6b"/>
    </style:style>
    <style:style style:name="P20" style:family="paragraph" style:parent-style-name="Text_20_body" style:list-style-name="L1">
      <style:text-properties fo:language="en" fo:country="US" officeooo:rsid="00180d6b" officeooo:paragraph-rsid="00180d6b"/>
    </style:style>
    <style:style style:name="P21" style:family="paragraph" style:parent-style-name="Text_20_body" style:list-style-name="L1">
      <style:text-properties fo:language="en" fo:country="US" officeooo:rsid="00180d6b" officeooo:paragraph-rsid="0018b846"/>
    </style:style>
    <style:style style:name="P22" style:family="paragraph" style:parent-style-name="Text_20_body" style:list-style-name="L1">
      <style:text-properties fo:language="en" fo:country="US" officeooo:rsid="001b7073" officeooo:paragraph-rsid="001b7073"/>
    </style:style>
    <style:style style:name="P23" style:family="paragraph" style:parent-style-name="Text_20_body" style:list-style-name="L1">
      <style:text-properties fo:language="en" fo:country="US" officeooo:rsid="001d68ee" officeooo:paragraph-rsid="001d68ee"/>
    </style:style>
    <style:style style:name="P24" style:family="paragraph" style:parent-style-name="Text_20_body">
      <style:text-properties fo:language="en" fo:country="US" officeooo:rsid="005444b1" officeooo:paragraph-rsid="005444b1"/>
    </style:style>
    <style:style style:name="P25" style:family="paragraph" style:parent-style-name="Text_20_body">
      <style:text-properties fo:language="en" fo:country="US" officeooo:rsid="005613d5" officeooo:paragraph-rsid="005613d5"/>
    </style:style>
    <style:style style:name="P26" style:family="paragraph" style:parent-style-name="Text_20_body">
      <style:text-properties fo:language="en" fo:country="US" officeooo:rsid="005c9a2f" officeooo:paragraph-rsid="00601d27"/>
    </style:style>
    <style:style style:name="P27" style:family="paragraph" style:parent-style-name="Text_20_body">
      <style:text-properties fo:language="en" fo:country="US" officeooo:rsid="00652032" officeooo:paragraph-rsid="0065748b"/>
    </style:style>
    <style:style style:name="P28" style:family="paragraph" style:parent-style-name="Text_20_body">
      <style:text-properties fo:language="en" fo:country="US" officeooo:rsid="0069b95a" officeooo:paragraph-rsid="0069b95a"/>
    </style:style>
    <style:style style:name="P29" style:family="paragraph" style:parent-style-name="Text_20_body">
      <style:text-properties fo:language="en" fo:country="US" officeooo:rsid="0070e4ff" officeooo:paragraph-rsid="0070e4ff"/>
    </style:style>
    <style:style style:name="P30" style:family="paragraph" style:parent-style-name="Text_20_body">
      <style:text-properties fo:language="en" fo:country="US" officeooo:rsid="0077d4b5" officeooo:paragraph-rsid="0077d4b5"/>
    </style:style>
    <style:style style:name="P31" style:family="paragraph" style:parent-style-name="Text_20_body">
      <style:text-properties fo:language="en" fo:country="US" officeooo:rsid="00792ceb" officeooo:paragraph-rsid="00792ceb"/>
    </style:style>
    <style:style style:name="P32" style:family="paragraph" style:parent-style-name="Text_20_body">
      <style:text-properties fo:language="en" fo:country="US" officeooo:rsid="00792ceb" officeooo:paragraph-rsid="0079c501"/>
    </style:style>
    <style:style style:name="P33" style:family="paragraph" style:parent-style-name="Text_20_body">
      <style:text-properties fo:language="en" fo:country="US" officeooo:rsid="0079c501" officeooo:paragraph-rsid="0079c501"/>
    </style:style>
    <style:style style:name="P34" style:family="paragraph" style:parent-style-name="Text_20_body">
      <style:text-properties fo:language="en" fo:country="US" officeooo:rsid="007aeccb" officeooo:paragraph-rsid="007aeccb"/>
    </style:style>
    <style:style style:name="P35" style:family="paragraph" style:parent-style-name="Text_20_body">
      <style:text-properties fo:language="en" fo:country="US" officeooo:rsid="007c6bf8" officeooo:paragraph-rsid="007c6bf8"/>
    </style:style>
    <style:style style:name="P36" style:family="paragraph" style:parent-style-name="Text_20_body">
      <style:text-properties officeooo:paragraph-rsid="00680449"/>
    </style:style>
    <style:style style:name="P37" style:family="paragraph" style:parent-style-name="Heading_20_1">
      <style:text-properties fo:language="en" fo:country="US"/>
    </style:style>
    <style:style style:name="P38" style:family="paragraph" style:parent-style-name="Heading_20_1">
      <style:text-properties fo:language="en" fo:country="US" officeooo:paragraph-rsid="007caf4b"/>
    </style:style>
    <style:style style:name="P39" style:family="paragraph" style:parent-style-name="Title">
      <style:text-properties fo:language="en" fo:country="US"/>
    </style:style>
    <style:style style:name="P40" style:family="paragraph" style:parent-style-name="List_20_Contents">
      <style:text-properties fo:language="en" fo:country="US" officeooo:rsid="0069b95a" officeooo:paragraph-rsid="00726e02"/>
    </style:style>
    <style:style style:name="T1" style:family="text">
      <style:text-properties officeooo:rsid="0016577c"/>
    </style:style>
    <style:style style:name="T2" style:family="text">
      <style:text-properties officeooo:rsid="00171d5f"/>
    </style:style>
    <style:style style:name="T3" style:family="text">
      <style:text-properties officeooo:rsid="0018b846"/>
    </style:style>
    <style:style style:name="T4" style:family="text">
      <style:text-properties officeooo:rsid="0019387f"/>
    </style:style>
    <style:style style:name="T5" style:family="text">
      <style:text-properties officeooo:rsid="001c6776"/>
    </style:style>
    <style:style style:name="T6" style:family="text">
      <style:text-properties officeooo:rsid="001c70b7"/>
    </style:style>
    <style:style style:name="T7" style:family="text">
      <style:text-properties officeooo:rsid="001f1b86"/>
    </style:style>
    <style:style style:name="T8" style:family="text">
      <style:text-properties officeooo:rsid="00285ed9"/>
    </style:style>
    <style:style style:name="T9" style:family="text">
      <style:text-properties officeooo:rsid="002d733e"/>
    </style:style>
    <style:style style:name="T10" style:family="text">
      <style:text-properties officeooo:rsid="00305c12"/>
    </style:style>
    <style:style style:name="T11" style:family="text">
      <style:text-properties officeooo:rsid="003a4996"/>
    </style:style>
    <style:style style:name="T12" style:family="text">
      <style:text-properties officeooo:rsid="003c79c4"/>
    </style:style>
    <style:style style:name="T13" style:family="text">
      <style:text-properties style:text-position="sub 58%" fo:font-style="italic" style:font-style-asian="italic" style:font-style-complex="italic"/>
    </style:style>
    <style:style style:name="T14" style:family="text">
      <style:text-properties style:text-position="sub 58%" fo:font-style="italic" officeooo:rsid="00401810" style:font-style-asian="italic" style:font-style-complex="italic"/>
    </style:style>
    <style:style style:name="T15" style:family="text">
      <style:text-properties style:text-position="sub 58%" fo:font-style="italic" officeooo:rsid="004021fd" style:font-style-asian="italic" style:font-style-complex="italic"/>
    </style:style>
    <style:style style:name="T16" style:family="text">
      <style:text-properties style:text-position="sub 58%" fo:font-style="italic" officeooo:rsid="00418a06" style:font-style-asian="italic" style:font-style-complex="italic"/>
    </style:style>
    <style:style style:name="T17" style:family="text">
      <style:text-properties style:text-position="sub 58%" fo:font-style="italic" officeooo:rsid="00418e33" style:font-style-asian="italic" style:font-style-complex="italic"/>
    </style:style>
    <style:style style:name="T18" style:family="text">
      <style:text-properties style:text-position="sub 58%" fo:font-style="italic" officeooo:rsid="007caf4b" style:font-style-asian="italic" style:font-style-complex="italic"/>
    </style:style>
    <style:style style:name="T19" style:family="text">
      <style:text-properties style:text-position="sub 58%" fo:font-style="normal" officeooo:rsid="00418e33" style:font-style-asian="normal" style:font-style-complex="normal"/>
    </style:style>
    <style:style style:name="T20" style:family="text">
      <style:text-properties style:text-position="0% 100%" fo:font-style="italic" style:font-style-asian="italic" style:font-style-complex="italic"/>
    </style:style>
    <style:style style:name="T21" style:family="text">
      <style:text-properties style:text-position="0% 100%" fo:font-style="italic" officeooo:rsid="00401810" style:font-style-asian="italic" style:font-style-complex="italic"/>
    </style:style>
    <style:style style:name="T22" style:family="text">
      <style:text-properties style:text-position="0% 100%" fo:font-style="italic" officeooo:rsid="004021fd" style:font-style-asian="italic" style:font-style-complex="italic"/>
    </style:style>
    <style:style style:name="T23" style:family="text">
      <style:text-properties style:text-position="0% 100%" fo:font-style="italic" officeooo:rsid="00418a06" style:font-style-asian="italic" style:font-style-complex="italic"/>
    </style:style>
    <style:style style:name="T24" style:family="text">
      <style:text-properties style:text-position="0% 100%" fo:font-style="italic" officeooo:rsid="00418e33" style:font-style-asian="italic" style:font-style-complex="italic"/>
    </style:style>
    <style:style style:name="T25" style:family="text">
      <style:text-properties style:text-position="0% 100%" fo:font-style="italic" officeooo:rsid="00431b8c" style:font-style-asian="italic" style:font-style-complex="italic"/>
    </style:style>
    <style:style style:name="T26" style:family="text">
      <style:text-properties style:text-position="0% 100%" fo:font-style="italic" officeooo:rsid="0044dc22" style:font-style-asian="italic" style:font-style-complex="italic"/>
    </style:style>
    <style:style style:name="T27" style:family="text">
      <style:text-properties style:text-position="0% 100%" fo:font-style="italic" officeooo:rsid="00464f60" style:font-style-asian="italic" style:font-style-complex="italic"/>
    </style:style>
    <style:style style:name="T28" style:family="text">
      <style:text-properties style:text-position="0% 100%" fo:font-style="italic" officeooo:rsid="007caf4b" style:font-style-asian="italic" style:font-style-complex="italic"/>
    </style:style>
    <style:style style:name="T29" style:family="text">
      <style:text-properties style:text-position="0% 100%" fo:font-style="normal" style:font-style-asian="normal" style:font-style-complex="normal"/>
    </style:style>
    <style:style style:name="T30" style:family="text">
      <style:text-properties style:text-position="0% 100%" fo:font-style="normal" officeooo:rsid="00401810" style:font-style-asian="normal" style:font-style-complex="normal"/>
    </style:style>
    <style:style style:name="T31" style:family="text">
      <style:text-properties style:text-position="0% 100%" fo:font-style="normal" officeooo:rsid="004021fd" style:font-style-asian="normal" style:font-style-complex="normal"/>
    </style:style>
    <style:style style:name="T32" style:family="text">
      <style:text-properties style:text-position="0% 100%" fo:font-style="normal" officeooo:rsid="00418a06" style:font-style-asian="normal" style:font-style-complex="normal"/>
    </style:style>
    <style:style style:name="T33" style:family="text">
      <style:text-properties style:text-position="0% 100%" fo:font-style="normal" officeooo:rsid="00418e33" style:font-style-asian="normal" style:font-style-complex="normal"/>
    </style:style>
    <style:style style:name="T34" style:family="text">
      <style:text-properties style:text-position="0% 100%" fo:font-style="normal" officeooo:rsid="00419de5" style:font-style-asian="normal" style:font-style-complex="normal"/>
    </style:style>
    <style:style style:name="T35" style:family="text">
      <style:text-properties style:text-position="0% 100%" fo:font-style="normal" officeooo:rsid="00431b8c" style:font-style-asian="normal" style:font-style-complex="normal"/>
    </style:style>
    <style:style style:name="T36" style:family="text">
      <style:text-properties style:text-position="0% 100%" fo:font-style="normal" officeooo:rsid="0044dc22" style:font-style-asian="normal" style:font-style-complex="normal"/>
    </style:style>
    <style:style style:name="T37" style:family="text">
      <style:text-properties style:text-position="0% 100%" fo:font-style="normal" officeooo:rsid="00464f60" style:font-style-asian="normal" style:font-style-complex="normal"/>
    </style:style>
    <style:style style:name="T38" style:family="text">
      <style:text-properties style:text-position="0% 100%" fo:font-style="normal" officeooo:rsid="0049b1de" style:font-style-asian="normal" style:font-style-complex="normal"/>
    </style:style>
    <style:style style:name="T39" style:family="text">
      <style:text-properties style:text-position="0% 100%" fo:font-style="normal" officeooo:rsid="004baecb" style:font-style-asian="normal" style:font-style-complex="normal"/>
    </style:style>
    <style:style style:name="T40" style:family="text">
      <style:text-properties style:text-position="0% 100%" fo:font-style="normal" officeooo:rsid="004d6d11" style:font-style-asian="normal" style:font-style-complex="normal"/>
    </style:style>
    <style:style style:name="T41" style:family="text">
      <style:text-properties style:text-position="0% 100%" fo:font-style="normal" officeooo:rsid="005565c0" style:font-style-asian="normal" style:font-style-complex="normal"/>
    </style:style>
    <style:style style:name="T42" style:family="text">
      <style:text-properties style:text-position="0% 100%" fo:font-style="normal" officeooo:rsid="00598079" style:font-style-asian="normal" style:font-style-complex="normal"/>
    </style:style>
    <style:style style:name="T43" style:family="text">
      <style:text-properties style:text-position="0% 100%" fo:font-style="normal" officeooo:rsid="005a6360" style:font-style-asian="normal" style:font-style-complex="normal"/>
    </style:style>
    <style:style style:name="T44" style:family="text">
      <style:text-properties style:text-position="0% 100%" fo:font-style="normal" officeooo:rsid="005b762e" style:font-style-asian="normal" style:font-style-complex="normal"/>
    </style:style>
    <style:style style:name="T45" style:family="text">
      <style:text-properties style:text-position="0% 100%" fo:font-style="normal" officeooo:rsid="005e4e60" style:font-style-asian="normal" style:font-style-complex="normal"/>
    </style:style>
    <style:style style:name="T46" style:family="text">
      <style:text-properties style:text-position="0% 100%" fo:font-style="normal" officeooo:rsid="005ee5b1" style:font-style-asian="normal" style:font-style-complex="normal"/>
    </style:style>
    <style:style style:name="T47" style:family="text">
      <style:text-properties style:text-position="0% 100%" fo:font-style="normal" officeooo:rsid="00601d27" style:font-style-asian="normal" style:font-style-complex="normal"/>
    </style:style>
    <style:style style:name="T48" style:family="text">
      <style:text-properties style:text-position="0% 100%" fo:font-style="normal" officeooo:rsid="0065748b" style:font-style-asian="normal" style:font-style-complex="normal"/>
    </style:style>
    <style:style style:name="T49" style:family="text">
      <style:text-properties style:text-position="0% 100%" fo:font-style="normal" officeooo:rsid="006b9bcd" style:font-style-asian="normal" style:font-style-complex="normal"/>
    </style:style>
    <style:style style:name="T50" style:family="text">
      <style:text-properties style:text-position="0% 100%" fo:font-style="normal" officeooo:rsid="006e0171" style:font-style-asian="normal" style:font-style-complex="normal"/>
    </style:style>
    <style:style style:name="T51" style:family="text">
      <style:text-properties style:text-position="0% 100%" fo:font-style="normal" officeooo:rsid="006e3679" style:font-style-asian="normal" style:font-style-complex="normal"/>
    </style:style>
    <style:style style:name="T52" style:family="text">
      <style:text-properties style:text-position="0% 100%" fo:font-style="normal" officeooo:rsid="006fe349" style:font-style-asian="normal" style:font-style-complex="normal"/>
    </style:style>
    <style:style style:name="T53" style:family="text">
      <style:text-properties style:text-position="0% 100%" fo:font-style="normal" officeooo:rsid="0077d4b5" style:font-style-asian="normal" style:font-style-complex="normal"/>
    </style:style>
    <style:style style:name="T54" style:family="text">
      <style:text-properties style:text-position="0% 100%" fo:font-style="normal" officeooo:rsid="0079c501" style:font-style-asian="normal" style:font-style-complex="normal"/>
    </style:style>
    <style:style style:name="T55" style:family="text">
      <style:text-properties style:text-position="0% 100%" fo:font-style="normal" officeooo:rsid="007be513" style:font-style-asian="normal" style:font-style-complex="normal"/>
    </style:style>
    <style:style style:name="T56" style:family="text">
      <style:text-properties style:text-position="0% 100%" style:font-name="Liberation Serif1" fo:font-style="normal" officeooo:rsid="005ee5b1" style:font-name-asian="Liberation Serif1" style:font-style-asian="normal" style:font-name-complex="Liberation Serif1" style:font-style-complex="normal"/>
    </style:style>
    <style:style style:name="T57" style:family="text">
      <style:text-properties style:text-position="0% 100%" fo:language="en" fo:country="US" fo:font-style="normal" officeooo:rsid="00601d27" style:font-style-asian="normal" style:font-style-complex="normal"/>
    </style:style>
    <style:style style:name="T58" style:family="text">
      <style:text-properties style:text-position="0% 100%" fo:language="en" fo:country="US" fo:font-style="normal" officeooo:rsid="005c9a2f" style:font-style-asian="normal" style:font-style-complex="normal"/>
    </style:style>
    <style:style style:name="T59" style:family="text">
      <style:text-properties style:text-position="0% 100%" fo:language="en" fo:country="US" fo:font-style="normal" officeooo:rsid="005e4e60" style:font-style-asian="normal" style:font-style-complex="normal"/>
    </style:style>
    <style:style style:name="T60" style:family="text">
      <style:text-properties style:text-position="0% 100%" fo:language="en" fo:country="US" fo:font-style="normal" officeooo:rsid="005ee5b1" style:font-style-asian="normal" style:font-style-complex="normal"/>
    </style:style>
    <style:style style:name="T61" style:family="text">
      <style:text-properties fo:font-style="italic" style:font-style-asian="italic" style:font-style-complex="italic"/>
    </style:style>
    <style:style style:name="T62" style:family="text">
      <style:text-properties style:text-position="super 58%" fo:font-style="italic" officeooo:rsid="00418e33" style:font-style-asian="italic" style:font-style-complex="italic"/>
    </style:style>
    <style:style style:name="T63" style:family="text">
      <style:text-properties style:text-position="super 58%" fo:font-style="italic" officeooo:rsid="00431b8c" style:font-style-asian="italic" style:font-style-complex="italic"/>
    </style:style>
    <style:style style:name="T64" style:family="text">
      <style:text-properties style:text-position="super 58%" fo:font-style="italic" officeooo:rsid="0044dc22" style:font-style-asian="italic" style:font-style-complex="italic"/>
    </style:style>
    <style:style style:name="T65" style:family="text">
      <style:text-properties style:text-position="super 58%" fo:font-style="italic" officeooo:rsid="00464f60" style:font-style-asian="italic" style:font-style-complex="italic"/>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Introduction to machine learning Exercise set 2 report</text:p>
      <text:p text:style-name="P1"><text:span text:style-name="T61">Elias Annila 014328901</text:span></text:p>
      <text:h text:style-name="P37" text:outline-level="1">Pen and paper:</text:h>
      <text:p text:style-name="P2">1. a)</text:p>
      <text:p text:style-name="P14">If the term occurs in every document so that <text:span text:style-name="T61">m/df</text:span><text:span text:style-name="T13">i</text:span><text:span text:style-name="T20"> = 1, tf</text:span><text:span text:style-name="T13">i</text:span><text:span text:style-name="T18">j</text:span><text:span text:style-name="T28">'</text:span><text:span text:style-name="T18"> </text:span><text:span text:style-name="T29">will always be </text:span><text:span text:style-name="T20">0. </text:span><text:span text:style-name="T30">If the term occurs in only one document </text:span><text:bookmark-start text:name="__DdeLink__148_866555468"/><text:span text:style-name="T21">tf</text:span><text:span text:style-name="T14">ij</text:span><text:bookmark-end text:name="__DdeLink__148_866555468"/><text:span text:style-name="T21">' = tf</text:span><text:span text:style-name="T14">ij</text:span><text:span text:style-name="T21"> log m. </text:span><text:span text:style-name="T31">If </text:span><text:span text:style-name="T22">m&gt;1</text:span><text:span text:style-name="T31"> </text:span><text:span text:style-name="T22">tf</text:span><text:span text:style-name="T15">ij</text:span><text:span text:style-name="T22">' &gt; 0 </text:span><text:span text:style-name="T32">and the larger the </text:span><text:span text:style-name="T23">m </text:span><text:span text:style-name="T33">or tf</text:span><text:span text:style-name="T19">ij</text:span><text:span text:style-name="T24"> </text:span><text:span text:style-name="T32">is, larger </text:span><text:span text:style-name="T23">tf</text:span><text:span text:style-name="T16">ij</text:span><text:span text:style-name="T24">' </text:span><text:span text:style-name="T32">will be.</text:span></text:p>
      <text:p text:style-name="P14"><text:span text:style-name="T33">b) </text:span></text:p>
      <text:p text:style-name="P15"><text:span text:style-name="T33">Overall </text:span><text:span text:style-name="T24">tf</text:span><text:span text:style-name="T17">ij</text:span><text:span text:style-name="T24">' </text:span><text:span text:style-name="T33">is always positive number and it gets larger </text:span><text:span text:style-name="T36">the proportion of the documents containing the </text:span><text:span text:style-name="T26">i</text:span><text:span text:style-name="T64">th</text:span><text:span text:style-name="T26"> </text:span><text:span text:style-name="T36">term decreases,</text:span><text:span text:style-name="T26"> </text:span><text:span text:style-name="T33">or the amount of </text:span><text:span text:style-name="T34">terms</text:span><text:span text:style-name="T33"> found in the </text:span><text:span text:style-name="T24">j</text:span><text:span text:style-name="T62">th</text:span><text:span text:style-name="T24"> </text:span><text:span text:style-name="T33">document increases. </text:span><text:span text:style-name="T34">The transformation then tells how </text:span><text:span text:style-name="T37">common </text:span><text:span text:style-name="T27">i</text:span><text:span text:style-name="T65">th</text:span><text:span text:style-name="T27"> </text:span><text:span text:style-name="T37">term is in </text:span><text:span text:style-name="T24">j</text:span><text:span text:style-name="T62">th </text:span><text:span text:style-name="T37"><text:s/>document adjusted by how common term it is overall</text:span><text:span text:style-name="T34">. </text:span><text:span text:style-name="T35">It might be useful for deciding if </text:span><text:span text:style-name="T25">i</text:span><text:span text:style-name="T63">th </text:span><text:span text:style-name="T35">term is an important term in the </text:span><text:span text:style-name="T25">j</text:span><text:span text:style-name="T63">th </text:span><text:span text:style-name="T35">document or not.</text:span></text:p>
      <text:p text:style-name="P16"><text:span text:style-name="T35">c</text:span><text:span text:style-name="T29">)</text:span></text:p>
      <text:p text:style-name="P17"><text:span text:style-name="T29">Instead of terms and documents the same logic could be extended to finding defining features in any object containing some features. </text:span><text:span text:style-name="T38">For example if a program was given images of handwritten digits classified according to the digit that the image presents and the task was to find what features (locations of black/white pixels) define each character the transformation could be used to find features that are common in </text:span><text:span text:style-name="T39">images representing</text:span><text:span text:style-name="T38"> one digit, but not </text:span><text:span text:style-name="T40">in</text:span><text:span text:style-name="T38"> the . For example if all the digits were underlined the transformation would give only a small significance to that feature as a feature defining any digit.</text:span></text:p>
      <text:p text:style-name="P24"><text:span text:style-name="T38">2. </text:span><text:span text:style-name="T29">a)</text:span></text:p>
      <text:p text:style-name="P24"><text:span text:style-name="T29">Possible values for cosine range from -1 to 1.</text:span></text:p>
      <text:p text:style-name="P24"><text:span text:style-name="T29">b) </text:span></text:p>
      <text:p text:style-name="P24"><text:span text:style-name="T29">Objects having cosine similarity of 1 are not necessarily identical. </text:span><text:span text:style-name="T41">Cosine similarity measures the angle between the two vectors, not their magnitude, so the vectors may be of different length although they have a cosine similarity of 1. </text:span><text:span text:style-name="T42">For example if x=(1,2,3) and y (1,2,3) their cosine similarity is 1 as they are identical. However scaling x by 2 so that x' = (2, 4, 6) will still result in cosine similarity of 1 between x' and y.</text:span></text:p>
      <text:p text:style-name="P25"><text:span text:style-name="T41">c</text:span><text:span text:style-name="T29">)</text:span></text:p>
      <text:p text:style-name="P25"><text:span text:style-name="T29">If values of variables x and y have been shifted so that mean of x and y are 0 correlation between x and y is equivalent to cosine similarity between x and y. </text:span><text:span text:style-name="T43">The values need to be shifted as correlation allows adding </text:span><text:span text:style-name="T49">a constant</text:span><text:span text:style-name="T43"> to the variables </text:span><text:span text:style-name="T49">without effect on correlation</text:span><text:span text:style-name="T43"> and cosine similarity does not. </text:span><text:span text:style-name="T44">Say x = (1,2,3) and y (1,2,3) both correlation and cosine similarity between x and y are 1, but if x' = (2,3,4) cos</text:span><text:span text:style-name="T50">(x,</text:span><text:span text:style-name="T44">y</text:span><text:span text:style-name="T50">)</text:span><text:span text:style-name="T44"> &lt; 1 and correlation is still 1. </text:span><text:span text:style-name="T51">Dividing datasets x and y by their standard deviations does not have an effect on similarity between cosine similarity and correlation as </text:span><text:soft-page-break/><text:span text:style-name="T51">dividing is equivalent to multiplying and as mentioned earlier cosine similarity and correlation are both invariant to multiplying.</text:span></text:p>
      <text:p text:style-name="P26"><text:span text:style-name="T44">d</text:span><text:span text:style-name="T29">)</text:span></text:p>
      <text:p text:style-name="P36"><text:span text:style-name="T57">C</text:span><text:span text:style-name="T58">osine similarity between vectors p and q is </text:span><text:span text:style-name="T58"><draw:frame draw:style-name="fr1" draw:name="Object2" text:anchor-type="as-char" svg:y="-0.5098in" svg:width="1.7252in" svg:height="0.9575in" draw:z-index="3"><draw:object xlink:href="./Object 2" xlink:type="simple" xlink:show="embed" xlink:actuate="onLoad"/><draw:image xlink:href="./ObjectReplacements/Object 2" xlink:type="simple" xlink:show="embed" xlink:actuate="onLoad"/></draw:frame></text:span></text:p>
      <text:p text:style-name="P36"><text:span text:style-name="T59">as ||p||=||q|| = 1, </text:span><text:span text:style-name="T60">cosine similarity between p and q is </text:span><text:span text:style-name="T60"><draw:frame draw:style-name="fr1" draw:name="Object3" text:anchor-type="as-char" svg:y="-0.2811in" svg:width="0.9598in" svg:height="0.4492in" draw:z-index="2"><draw:object xlink:href="./Object 3" xlink:type="simple" xlink:show="embed" xlink:actuate="onLoad"/><draw:image xlink:href="./ObjectReplacements/Object 3" xlink:type="simple" xlink:show="embed" xlink:actuate="onLoad"/></draw:frame></text:span></text:p>
      <text:p text:style-name="P26"><text:span text:style-name="T46">Euclidean distance between points p and q in n dimensional space is </text:span><text:span text:style-name="T56"><draw:frame draw:style-name="fr1" draw:name="Object1" text:anchor-type="as-char" svg:y="-0.3154in" svg:width="4.4972in" svg:height="0.4835in" draw:z-index="0"><draw:object xlink:href="./Object 1" xlink:type="simple" xlink:show="embed" xlink:actuate="onLoad"/><draw:image xlink:href="./ObjectReplacements/Object 1" xlink:type="simple" xlink:show="embed" xlink:actuate="onLoad"/><svg:desc>formula</svg:desc></draw:frame></text:span><text:span text:style-name="T46"> </text:span></text:p>
      <text:p text:style-name="P27"><text:span text:style-name="T46">w</text:span><text:span text:style-name="T29">e can see that cosine similarity includes some same terms </text:span><text:span text:style-name="T48">and as </text:span><text:span text:style-name="T45">||p||=||q|| = 1</text:span><text:span text:style-name="T29">:</text:span></text:p>
      <text:p text:style-name="P26"><text:span text:style-name="T47"><draw:frame draw:style-name="fr1" draw:name="Object4" text:anchor-type="as-char" svg:y="-0.3154in" svg:width="6.2425in" svg:height="0.4835in" draw:z-index="1"><draw:object xlink:href="./Object 4" xlink:type="simple" xlink:show="embed" xlink:actuate="onLoad"/><draw:image xlink:href="./ObjectReplacements/Object 4" xlink:type="simple" xlink:show="embed" xlink:actuate="onLoad"/><svg:desc>formula</svg:desc></draw:frame></text:span></text:p>
      <text:p text:style-name="P28"><text:span text:style-name="T47">e</text:span><text:span text:style-name="T29">)</text:span></text:p>
      <text:p text:style-name="P40"><text:span text:style-name="T29"><text:s/></text:span><text:span text:style-name="T29"><draw:frame draw:style-name="fr1" draw:name="Object5" text:anchor-type="as-char" svg:y="-0.2602in" svg:width="2.5598in" svg:height="0.4252in" draw:z-index="6"><draw:object xlink:href="./Object 5" xlink:type="simple" xlink:show="embed" xlink:actuate="onLoad"/><draw:image xlink:href="./ObjectReplacements/Object 5" xlink:type="simple" xlink:show="embed" xlink:actuate="onLoad"/></draw:frame></text:span></text:p>
      <text:p text:style-name="P40"><text:span text:style-name="T52">as the data has been normalized the standard deviation of p and q are 1 and their means are 0 so:</text:span><text:span text:style-name="T52"><draw:frame draw:style-name="fr1" draw:name="Object6" text:anchor-type="as-char" svg:y="-0.2811in" svg:width="5.9402in" svg:height="0.4492in" draw:z-index="4"><draw:object xlink:href="./Object 6" xlink:type="simple" xlink:show="embed" xlink:actuate="onLoad"/><draw:image xlink:href="./ObjectReplacements/Object 6" xlink:type="simple" xlink:show="embed" xlink:actuate="onLoad"/><svg:desc>formula</svg:desc></draw:frame></text:span></text:p>
      <text:p text:style-name="P29"><text:span text:style-name="T53">as above</text:span><text:span text:style-name="T29"><draw:frame draw:style-name="fr1" draw:name="Object8" text:anchor-type="as-char" svg:y="-0.3154in" svg:width="2.9874in" svg:height="0.4835in" draw:z-index="5"><draw:object xlink:href="./Object 8" xlink:type="simple" xlink:show="embed" xlink:actuate="onLoad"/><draw:image xlink:href="./ObjectReplacements/Object 8" xlink:type="simple" xlink:show="embed" xlink:actuate="onLoad"/><svg:desc>formula</svg:desc></draw:frame></text:span><text:span text:style-name="T53">as p and q are normalized </text:span><text:span text:style-name="T53"><draw:frame draw:style-name="fr1" draw:name="Object7" text:anchor-type="as-char" svg:y="-0.2811in" svg:width="0.6835in" svg:height="0.4492in" draw:z-index="7"><draw:object xlink:href="./Object 7" xlink:type="simple" xlink:show="embed" xlink:actuate="onLoad"/><draw:image xlink:href="./ObjectReplacements/Object 7" xlink:type="simple" xlink:show="embed" xlink:actuate="onLoad"/></draw:frame></text:span></text:p>
      <text:p text:style-name="P30"><text:span text:style-name="T29">so </text:span><text:span text:style-name="T29"><draw:frame draw:style-name="fr1" draw:name="Object9" text:anchor-type="as-char" svg:y="-0.3154in" svg:width="6.1953in" svg:height="0.4835in" draw:z-index="8"><draw:object xlink:href="./Object 9" xlink:type="simple" xlink:show="embed" xlink:actuate="onLoad"/><draw:image xlink:href="./ObjectReplacements/Object 9" xlink:type="simple" xlink:show="embed" xlink:actuate="onLoad"/><svg:desc>formula</svg:desc></draw:frame></text:span></text:p>
      <text:p text:style-name="P31"><text:span text:style-name="T29">3. a)</text:span></text:p>
      <text:p text:style-name="P32"><text:span text:style-name="T29">To define a proximity of two sets I could choose from both an object with smallest average proximity to other objects in the set and then use proximity of these two representative objects as the proximity of the two sets. </text:span></text:p>
      <text:p text:style-name="P32"><text:span text:style-name="T29">Alternatively I could </text:span><text:span text:style-name="T54">compute the smallest proximity from each point of one set to any point on the other set and use the largest of these proximities as the proximity between the two sets.</text:span></text:p>
      <text:p text:style-name="P33"><text:span text:style-name="T29">b) </text:span></text:p>
      <text:p text:style-name="P34"><text:span text:style-name="T29">Distance between two sets using latter of the above mentioned methods:</text:span></text:p>
      <text:p text:style-name="P33"><text:span text:style-name="T29">distance between points p and q:</text:span><text:span text:style-name="T29"><draw:frame draw:style-name="fr1" draw:name="Object10" text:anchor-type="as-char" svg:y="-0.3154in" svg:width="2.0693in" svg:height="0.4835in" draw:z-index="9"><draw:object xlink:href="./Object 10" xlink:type="simple" xlink:show="embed" xlink:actuate="onLoad"/><draw:image xlink:href="./ObjectReplacements/Object 10" xlink:type="simple" xlink:show="embed" xlink:actuate="onLoad"/><svg:desc>formula</svg:desc></draw:frame></text:span></text:p>
      <text:p text:style-name="P34"><text:soft-page-break/><text:span text:style-name="T29">distance from a point p to a set s would be minimum distance from a point to any point in the set:</text:span></text:p>
      <text:p text:style-name="P34"><text:span text:style-name="T29"><draw:frame draw:style-name="fr1" draw:name="Object11" text:anchor-type="as-char" svg:y="-0.152in" svg:width="3.8516in" svg:height="0.2134in" draw:z-index="10"><draw:object xlink:href="./Object 11" xlink:type="simple" xlink:show="embed" xlink:actuate="onLoad"/><draw:image xlink:href="./ObjectReplacements/Object 11" xlink:type="simple" xlink:show="embed" xlink:actuate="onLoad"/><svg:desc>formula</svg:desc></draw:frame></text:span><text:span text:style-name="T29"> </text:span></text:p>
      <text:p text:style-name="P34"><text:span text:style-name="T29">distance between two sets a and b would be maximum distance between any point of a to set b:</text:span></text:p>
      <text:p text:style-name="P34"><text:span text:style-name="T29"><draw:frame draw:style-name="fr1" draw:name="Object12" text:anchor-type="as-char" svg:y="-0.152in" svg:width="3.8437in" svg:height="0.2134in" draw:z-index="11"><draw:object xlink:href="./Object 12" xlink:type="simple" xlink:show="embed" xlink:actuate="onLoad"/><draw:image xlink:href="./ObjectReplacements/Object 12" xlink:type="simple" xlink:show="embed" xlink:actuate="onLoad"/><svg:desc>formula</svg:desc></draw:frame></text:span></text:p>
      <text:p text:style-name="P34"><text:span text:style-name="T29">So Euclidean distance between two sets </text:span><text:span text:style-name="T55">of m objects</text:span><text:span text:style-name="T29"> </text:span><text:span text:style-name="T55">in n dimensional space</text:span><text:span text:style-name="T29"> would be:</text:span></text:p>
      <text:p text:style-name="P34"><text:span text:style-name="T29"><draw:frame draw:style-name="fr1" draw:name="Object13" text:anchor-type="as-char" svg:y="-0.152in" svg:width="7.4744in" svg:height="0.2134in" draw:z-index="12"><draw:object xlink:href="./Object 13" xlink:type="simple" xlink:show="embed" xlink:actuate="onLoad"/><draw:image xlink:href="./ObjectReplacements/Object 13" xlink:type="simple" xlink:show="embed" xlink:actuate="onLoad"/><svg:desc>formula</svg:desc></draw:frame></text:span></text:p>
      <text:p text:style-name="P33"><text:span text:style-name="T29"><draw:frame draw:style-name="fr1" draw:name="Object14" text:anchor-type="as-char" svg:y="-0.3154in" svg:width="7.2in" svg:height="0.4835in" draw:z-index="13"><draw:object xlink:href="./Object 14" xlink:type="simple" xlink:show="embed" xlink:actuate="onLoad"/><draw:image xlink:href="./ObjectReplacements/Object 14" xlink:type="simple" xlink:show="embed" xlink:actuate="onLoad"/><svg:desc>formula</svg:desc></draw:frame></text:span></text:p>
      <text:p text:style-name="P35"><text:span text:style-name="T29">c)</text:span></text:p>
      <text:p text:style-name="P35"><text:span text:style-name="T29">proximity between two sets a and b:</text:span></text:p>
      <text:p text:style-name="P35"><draw:frame draw:style-name="fr1" draw:name="Object15" text:anchor-type="as-char" svg:y="-0.152in" svg:width="6.2811in" svg:height="0.2134in" draw:z-index="14"><draw:object xlink:href="./Object 15" xlink:type="simple" xlink:show="embed" xlink:actuate="onLoad"/><draw:image xlink:href="./ObjectReplacements/Object 15" xlink:type="simple" xlink:show="embed" xlink:actuate="onLoad"/><svg:desc>formula</svg:desc></draw:frame></text:p>
      <text:h text:style-name="P38" text:outline-level="1">Programming:</text:h>
      <text:p text:style-name="P18">b) </text:p>
      <text:list xml:id="list1950585869153942755" text:style-name="L1">
        <text:list-item>
          <text:p text:style-name="P19"><text:span text:style-name="T2">Jaccard coefficent for </text:span>Three Colors: Red and Three Colors: Blue: <text:span text:style-name="T1">0.598</text:span></text:p>
        </text:list-item>
        <text:list-item>
          <text:p text:style-name="P20">5 movies with highest Jaccard coefficients to Taxi Driver <text:span text:style-name="T4">excluding Taxi Driver itself</text:span>:</text:p>
          <text:list>
            <text:list-item>
              <text:p text:style-name="P20">Godfather: Part II, The (1974) <text:span text:style-name="T3">Jaccard:</text:span> 0.417 </text:p>
            </text:list-item>
            <text:list-item>
              <text:p text:style-name="P21">Clockwork Orange, A (1971) <text:span text:style-name="T3">Jaccard: </text:span>0.40 </text:p>
            </text:list-item>
            <text:list-item>
              <text:p text:style-name="P21">Citizen Kane (1941) <text:span text:style-name="T3">Jaccard: </text:span>0.397</text:p>
            </text:list-item>
            <text:list-item>
              <text:p text:style-name="P21">Chinatown (1974) <text:span text:style-name="T3">Jaccard: </text:span>0.394 </text:p>
            </text:list-item>
            <text:list-item>
              <text:p text:style-name="P21">Psycho (1960) <text:span text:style-name="T3">Jaccard: </text:span>0.385</text:p>
            </text:list-item>
          </text:list>
        </text:list-item>
        <text:list-item>
          <text:p text:style-name="P22">I searched for top 5 movies with highest Jaccard coefficients for movie <text:span text:style-name="T5">Aladdin</text:span> (id: <text:span text:style-name="T5">95</text:span>) and the results seem sensible enough, as <text:span text:style-name="T6">among top five scorers there are 3 other Disney animations. Top 5: </text:span></text:p>
          <text:list>
            <text:list-item>
              <text:p text:style-name="P23">Lion King, The (1994) Jaccard: 0.614 </text:p>
            </text:list-item>
            <text:list-item>
              <text:p text:style-name="P23">Beauty and the Beast (1991) Jaccard: 0.577 </text:p>
            </text:list-item>
            <text:list-item>
              <text:p text:style-name="P23">Jurassic Park (1993) Jaccard: 0.514 </text:p>
            </text:list-item>
            <text:list-item>
              <text:p text:style-name="P23">Snow White and the Seven Dwarfs (1937) Jaccard: 0.492 </text:p>
            </text:list-item>
            <text:list-item>
              <text:p text:style-name="P23">E.T. the Extra-Terrestrial (1982) Jaccard: 0.491 </text:p>
            </text:list-item>
          </text:list>
        </text:list-item>
      </text:list>
      <text:p text:style-name="P3">c)</text:p>
      <text:list xml:id="list7947876125654593500" text:style-name="L2">
        <text:list-item>
          <text:p text:style-name="P4">Correlationcoefficient of ratings <text:span text:style-name="T7">between Toy Story and Golden Eye: 0.222</text:span></text:p>
        </text:list-item>
        <text:list-item>
          <text:p text:style-name="P5"><text:soft-page-break/>Correlationcoefficient of ratings <text:span text:style-name="T7">between Tree Colors: Red and Tree Colors: Blue: 0.760</text:span></text:p>
        </text:list-item>
        <text:list-item>
          <text:p text:style-name="P6">For calculating correlation it seemed to me that only requirement would be that standard deviation of both movie's scores had to be non zero, so this would require at least two <text:span text:style-name="T8">users having seen both movies. Still it turned out that in all the high correlation movies amount of people having seen both movies was quite low. For example for Taxi Driver the top 5 list was: </text:span></text:p>
          <text:list>
            <text:list-item>
              <text:p text:style-name="P7">Lost in Space (1998) Correlation: 0.951 Users having rated both movies: 7 </text:p>
            </text:list-item>
            <text:list-item>
              <text:p text:style-name="P7">Twin Town (1997) Correlation: 0.945 Users having rated both movies: 3 </text:p>
            </text:list-item>
            <text:list-item>
              <text:p text:style-name="P7">Bye Bye, Love (1995) Correlation: 0.905 Users having rated both movies: 4 </text:p>
            </text:list-item>
            <text:list-item>
              <text:p text:style-name="P7">Traveller (1997) Correlation: 0.899 Users having rated both movies: 4 </text:p>
            </text:list-item>
            <text:list-item>
              <text:p text:style-name="P7">Unzipped (1995) Correlation: 0.881 Users having rated both movies: 7 </text:p>
            </text:list-item>
          </text:list>
          <text:p text:style-name="P7">If <text:s/>higher number of users was requested the list turned out to be significantly different. <text:span text:style-name="T9">For example with requirement for 50 users having rated both movies the list was: </text:span></text:p>
          <text:list text:continue-numbering="true">
            <text:list-item>
              <text:p text:style-name="P8">Chinatown (1974) Correlation: 0.477 Users having rated both movies: 93 </text:p>
            </text:list-item>
            <text:list-item>
              <text:p text:style-name="P8">Psycho (1960) Correlation: 0.459 Users having rated both movies: 117 </text:p>
            </text:list-item>
            <text:list-item>
              <text:p text:style-name="P8">L.A. Confidential (1997) Correlation: 0.445 Users having rated both movies: 67 </text:p>
            </text:list-item>
            <text:list-item>
              <text:p text:style-name="P8">Glory (1989) Correlation: 0.442 Users having rated both movies: 74 </text:p>
            </text:list-item>
            <text:list-item>
              <text:p text:style-name="P8">Dr. Strangelove or: How I Learned to Stop Worrying and Love the Bomb (1963) Correlation: 0.423 Users having rated both movies: 102 </text:p>
            </text:list-item>
          </text:list>
          <text:p text:style-name="P9">At a glance the later list seems to correspond much better to both what Jaccard coefficent based method suggested as well as to how similar movies seemed to be based on quickly taking a look at them in IMDB. <text:span text:style-name="T10">Still further increasing the amount of people who had to have seen the movie resulted in lists getting saturated with very popular movies. Also increasing amount of people who had to see the movie will also mean that no recommendation can be given on less popular movies. For these reasons it would seem sensible to adjust the requirement based on popularity of the movie. For example one fifth of the people who had seen the movie seemed to result in somehow sensible lists. </text:span></text:p>
        </text:list-item>
        <text:list-item>
          <text:p text:style-name="P10">For movie Aladdin the list obtained in above mentined manner was as follows:</text:p>
          <text:list>
            <text:list-item>
              <text:p text:style-name="P10">Fox and the Hound, The (1981) Correlation: 0.591 Users having rated both movies: 56 </text:p>
            </text:list-item>
            <text:list-item>
              <text:p text:style-name="P10">Aristocats, The (1970) Correlation: 0.56 Users having rated both movies: 48 </text:p>
            </text:list-item>
            <text:list-item>
              <text:p text:style-name="P10">Lion King, The (1994) Correlation: 0.514 Users having rated both movies: 167 </text:p>
            </text:list-item>
            <text:list-item>
              <text:p text:style-name="P10">Robin Hood: Prince of Thieves (1991) Correlation: 0.486 Users having rated both movies: 59 </text:p>
            </text:list-item>
            <text:list-item>
              <text:p text:style-name="P10">Cinderella (1950) Correlation: 0.481 Users having rated both movies: 98 </text:p>
            </text:list-item>
          </text:list>
          <text:p text:style-name="P10"><text:soft-page-break/>This seems to bring up similar movies quite well. Certainly a lot better than allowing low numbers of people having seen the movie which resulted in following list:</text:p>
          <text:list text:continue-numbering="true">
            <text:list-item>
              <text:p text:style-name="P10">Palmetto (1998) Correlation: 0.982 Users having rated both movies: 3 </text:p>
            </text:list-item>
            <text:list-item>
              <text:p text:style-name="P10">Gumby: The Movie (1995) Correlation: 0.971 Users having rated both movies: 3 </text:p>
            </text:list-item>
            <text:list-item>
              <text:p text:style-name="P10">Jason's Lyric (1994) Correlation: 0.966 Users having rated both movies: 6 </text:p>
            </text:list-item>
            <text:list-item>
              <text:p text:style-name="P10">Panther (1995) Correlation: 0.962 Users having rated both movies: 4 </text:p>
            </text:list-item>
            <text:list-item>
              <text:p text:style-name="P10">Bushwhacked (1995) Correlation: 0.926 Users having rated both movies: 6 </text:p>
            </text:list-item>
          </text:list>
        </text:list-item>
      </text:list>
      <text:p text:style-name="P11">d)</text:p>
      <text:list xml:id="list231811272977439" text:continue-numbering="true" text:style-name="L2">
        <text:list-item>
          <text:p text:style-name="P12">Both methods seemed to bring up somewhat similar movies, and which is better, seems to depend on the movie. For example in case of Aladdin, which is a popular cartoon, correlation method seemed to result in other popular cartoons, whereas Jaccard coeffic<text:span text:style-name="T11">i</text:span>ent resulted in list containing only more popular movies, <text:span text:style-name="T12">both cartoons and others</text:span>. <text:span text:style-name="T11">On the other hand for movies with small amount of people having seen them Jaccard coefficient seems to also work quite well. For example in case of Three Colors: Red Jaccard coefficient included on the top 5 list both Three Colors: White and Three Colors: Blue whereas correlation coefficient left out Three Colors: White. As a bottom line Jaccard coefficient seems to be unsuitable for very popular movies, and Correlation coefficient unsuitable for movies with very few people having seen them.</text:span></text:p>
        </text:list-item>
      </text:list>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3T12:53:34.502780960</meta:creation-date>
    <meta:generator>LibreOffice/4.4.2.2$Linux_X86_64 LibreOffice_project/40m0$Build-2</meta:generator>
    <dc:date>2015-11-06T23:18:06.464612135</dc:date>
    <meta:editing-duration>PT12H7M18S</meta:editing-duration>
    <meta:editing-cycles>90</meta:editing-cycles>
    <meta:document-statistic meta:table-count="0" meta:image-count="0" meta:object-count="15" meta:page-count="5" meta:paragraph-count="87" meta:word-count="1501" meta:character-count="8579" meta:non-whitespace-character-count="7152"/>
  </office:meta>
</office:document-meta>
</file>

<file path=Object 1/content.xml><?xml version="1.0" encoding="utf-8"?>
<math xmlns="http://www.w3.org/1998/Math/MathML" display="block">
  <semantics>
    <mrow>
      <msqrt>
        <mrow>
          <munderover>
            <mo stretchy="false">∑</mo>
            <mrow>
              <mi>i</mi>
              <mo stretchy="false">=</mo>
              <mn>1</mn>
            </mrow>
            <mi>n</mi>
          </munderover>
          <msup>
            <mrow>
              <mo fence="true" stretchy="false">(</mo>
              <mrow>
                <mrow>
                  <msub>
                    <mi>p</mi>
                    <mi>i</mi>
                  </msub>
                  <mo stretchy="false">−</mo>
                  <msub>
                    <mi>q</mi>
                    <mi>i</mi>
                  </msub>
                </mrow>
              </mrow>
              <mo fence="true" stretchy="false">)</mo>
            </mrow>
            <mn>2</mn>
          </msup>
        </mrow>
      </msqrt>
      <mo stretchy="false">=</mo>
      <msqrt>
        <mrow>
          <munderover>
            <mo stretchy="false">∑</mo>
            <mrow>
              <mi>i</mi>
              <mo stretchy="false">=</mo>
              <mn>1</mn>
            </mrow>
            <mi>n</mi>
          </munderover>
          <mrow>
            <mo fence="true" stretchy="false">(</mo>
            <mrow>
              <mrow>
                <mrow>
                  <msubsup>
                    <mi>p</mi>
                    <mi>i</mi>
                    <mn>2</mn>
                  </msubsup>
                  <mo stretchy="false">−</mo>
                  <mn>2</mn>
                </mrow>
                <msub>
                  <mi>p</mi>
                  <mi>i</mi>
                </msub>
                <mrow>
                  <msub>
                    <mi>q</mi>
                    <mi>i</mi>
                  </msub>
                  <mo stretchy="false">+</mo>
                  <msubsup>
                    <mi>q</mi>
                    <mi>i</mi>
                    <mn>2</mn>
                  </msubsup>
                </mrow>
              </mrow>
            </mrow>
            <mo fence="true" stretchy="false">)</mo>
          </mrow>
        </mrow>
      </msqrt>
      <mo stretchy="false">=</mo>
      <msqrt>
        <mrow>
          <mrow>
            <munderover>
              <mo stretchy="false">∑</mo>
              <mrow>
                <mi>i</mi>
                <mo stretchy="false">=</mo>
                <mn>1</mn>
              </mrow>
              <mi>n</mi>
            </munderover>
            <msubsup>
              <mi>p</mi>
              <mi>i</mi>
              <mn>2</mn>
            </msubsup>
          </mrow>
          <mo stretchy="false">+</mo>
          <mrow>
            <munderover>
              <mo stretchy="false">∑</mo>
              <mrow>
                <mi>i</mi>
                <mo stretchy="false">=</mo>
                <mn>1</mn>
              </mrow>
              <mi>n</mi>
            </munderover>
            <mrow>
              <mo fence="true" stretchy="false">(</mo>
              <mrow>
                <mrow>
                  <mrow>
                    <mo stretchy="false">−</mo>
                    <mn>2</mn>
                  </mrow>
                  <msub>
                    <mi>p</mi>
                    <mi>i</mi>
                  </msub>
                  <msub>
                    <mi>q</mi>
                    <mi>i</mi>
                  </msub>
                </mrow>
              </mrow>
              <mo fence="true" stretchy="false">)</mo>
            </mrow>
          </mrow>
          <mo stretchy="false">+</mo>
          <mrow>
            <munderover>
              <mo stretchy="false">∑</mo>
              <mrow>
                <mi>i</mi>
                <mo stretchy="false">=</mo>
                <mn>1</mn>
              </mrow>
              <mi>n</mi>
            </munderover>
            <msubsup>
              <mi>q</mi>
              <mi>i</mi>
              <mn>2</mn>
            </msubsup>
          </mrow>
        </mrow>
      </msqrt>
    </mrow>
    <annotation encoding="StarMath 5.0">sqrt{ sum from{i=1} to{n} ( p_i - q_i )^2 } 
= sqrt{ sum from{i=1} to{n}  (p_i^2 - 2p_i q_i + q_i^2)  } 
= sqrt{ sum from{i=1} to{n}  p_i^2 + sum from{i=1} to{n} (-2p_i q_i) + sum from{i=1} to{n} q_i^2  } 
</annotation>
  </semantics>
</math>
</file>

<file path=Object 10/content.xml><?xml version="1.0" encoding="utf-8"?>
<math xmlns="http://www.w3.org/1998/Math/MathML" display="block">
  <semantics>
    <mrow>
      <mi mathvariant="italic">distance</mi>
      <mrow>
        <mrow>
          <mo fence="true" stretchy="false">(</mo>
          <mrow>
            <mrow>
              <mi>p</mi>
              <mi>,</mi>
              <mi>q</mi>
            </mrow>
          </mrow>
          <mo fence="true" stretchy="false">)</mo>
        </mrow>
        <mo stretchy="false">=</mo>
        <msqrt>
          <mrow>
            <munderover>
              <mo stretchy="false">∑</mo>
              <mrow>
                <mi>i</mi>
                <mo stretchy="false">=</mo>
                <mn>1</mn>
              </mrow>
              <mi>n</mi>
            </munderover>
            <msup>
              <mrow>
                <mo fence="true" stretchy="false">(</mo>
                <mrow>
                  <mrow>
                    <msub>
                      <mi>p</mi>
                      <mi>i</mi>
                    </msub>
                    <mo stretchy="false">−</mo>
                    <msub>
                      <mi>q</mi>
                      <mi>i</mi>
                    </msub>
                  </mrow>
                </mrow>
                <mo fence="true" stretchy="false">)</mo>
              </mrow>
              <mn>2</mn>
            </msup>
          </mrow>
        </msqrt>
      </mrow>
    </mrow>
    <annotation encoding="StarMath 5.0">distance(p,q) = sqrt{ sum from{i=1} to{n} ( p_i - q_i )^2 } 
</annotation>
  </semantics>
</math>
</file>

<file path=Object 11/content.xml><?xml version="1.0" encoding="utf-8"?>
<math xmlns="http://www.w3.org/1998/Math/MathML" display="block">
  <semantics>
    <mrow>
      <mi mathvariant="italic">distance</mi>
      <mrow>
        <mrow>
          <mo fence="true" stretchy="false">(</mo>
          <mrow>
            <mrow>
              <mi>p</mi>
              <mi>,</mi>
              <mi>s</mi>
            </mrow>
          </mrow>
          <mo fence="true" stretchy="false">)</mo>
        </mrow>
        <mo stretchy="false">=</mo>
        <mi mathvariant="italic">min</mi>
      </mrow>
      <mrow>
        <mo fence="true" stretchy="false">(</mo>
        <mrow>
          <mrow>
            <mi mathvariant="italic">distance</mi>
            <mrow>
              <mo fence="true" stretchy="false">(</mo>
              <mrow>
                <mrow>
                  <mi>p</mi>
                  <mi>,</mi>
                  <msub>
                    <mi>s</mi>
                    <mn>1</mn>
                  </msub>
                </mrow>
              </mrow>
              <mo fence="true" stretchy="false">)</mo>
            </mrow>
            <mi>,</mi>
            <mn>...</mn>
            <mi>,</mi>
            <mi mathvariant="italic">distance</mi>
            <mrow>
              <mo fence="true" stretchy="false">(</mo>
              <mrow>
                <mrow>
                  <mi>p</mi>
                  <mi>,</mi>
                  <msub>
                    <mi>s</mi>
                    <mi>n</mi>
                  </msub>
                </mrow>
              </mrow>
              <mo fence="true" stretchy="false">)</mo>
            </mrow>
          </mrow>
        </mrow>
        <mo fence="true" stretchy="false">)</mo>
      </mrow>
    </mrow>
    <annotation encoding="StarMath 5.0">distance(p,s) = min({distance(p, s_1),...,distance(p,s_n)})</annotation>
  </semantics>
</math>
</file>

<file path=Object 12/content.xml><?xml version="1.0" encoding="utf-8"?>
<math xmlns="http://www.w3.org/1998/Math/MathML" display="block">
  <semantics>
    <mrow>
      <mi mathvariant="italic">distance</mi>
      <mrow>
        <mrow>
          <mo fence="true" stretchy="false">(</mo>
          <mrow>
            <mrow>
              <mi>a</mi>
              <mi>,</mi>
              <mi>b</mi>
            </mrow>
          </mrow>
          <mo fence="true" stretchy="false">)</mo>
        </mrow>
        <mo stretchy="false">=</mo>
        <mi mathvariant="italic">max</mi>
      </mrow>
      <mrow>
        <mo fence="true" stretchy="false">(</mo>
        <mrow>
          <mrow>
            <mi mathvariant="italic">distance</mi>
            <mrow>
              <mo fence="true" stretchy="false">(</mo>
              <mrow>
                <mrow>
                  <msub>
                    <mi>a</mi>
                    <mn>1,</mn>
                  </msub>
                  <mi>b</mi>
                </mrow>
              </mrow>
              <mo fence="true" stretchy="false">)</mo>
            </mrow>
            <mi>,</mi>
            <mn>...</mn>
            <mi>,</mi>
            <mi mathvariant="italic">distance</mi>
            <mrow>
              <mo fence="true" stretchy="false">(</mo>
              <mrow>
                <mrow>
                  <msub>
                    <mi>a</mi>
                    <mi>n</mi>
                  </msub>
                  <mi>,</mi>
                  <mi>b</mi>
                </mrow>
              </mrow>
              <mo fence="true" stretchy="false">)</mo>
            </mrow>
          </mrow>
        </mrow>
        <mo fence="true" stretchy="false">)</mo>
      </mrow>
    </mrow>
    <annotation encoding="StarMath 5.0">distance(a,b) = max({distance(a_1, b),...,distance(a_n,b)})</annotation>
  </semantics>
</math>
</file>

<file path=Object 13/content.xml><?xml version="1.0" encoding="utf-8"?>
<math xmlns="http://www.w3.org/1998/Math/MathML" display="block">
  <semantics>
    <mrow>
      <mi mathvariant="italic">distance</mi>
      <mrow>
        <mrow>
          <mo fence="true" stretchy="false">(</mo>
          <mrow>
            <mrow>
              <mi>a</mi>
              <mi>,</mi>
              <mi>b</mi>
            </mrow>
          </mrow>
          <mo fence="true" stretchy="false">)</mo>
        </mrow>
        <mo stretchy="false">=</mo>
        <mi mathvariant="italic">max</mi>
      </mrow>
      <mrow>
        <mo fence="true" stretchy="false">(</mo>
        <mrow>
          <mrow>
            <mi mathvariant="italic">min</mi>
            <mrow>
              <mo fence="true" stretchy="false">(</mo>
              <mrow>
                <mrow>
                  <mi mathvariant="italic">distance</mi>
                  <mrow>
                    <mo fence="true" stretchy="false">(</mo>
                    <mrow>
                      <mrow>
                        <msub>
                          <mi>a</mi>
                          <mn>1,</mn>
                        </msub>
                        <msub>
                          <mi>b</mi>
                          <mn>1</mn>
                        </msub>
                      </mrow>
                    </mrow>
                    <mo fence="true" stretchy="false">)</mo>
                  </mrow>
                  <mi>,</mi>
                  <mn>...</mn>
                  <mi>,</mi>
                  <mi mathvariant="italic">distance</mi>
                  <mrow>
                    <mo fence="true" stretchy="false">(</mo>
                    <mrow>
                      <mrow>
                        <msub>
                          <mi>a</mi>
                          <mn>1</mn>
                        </msub>
                        <mi>,</mi>
                        <msub>
                          <mi>b</mi>
                          <mi>m</mi>
                        </msub>
                      </mrow>
                    </mrow>
                    <mo fence="true" stretchy="false">)</mo>
                  </mrow>
                </mrow>
              </mrow>
              <mo fence="true" stretchy="false">)</mo>
            </mrow>
            <mi>,</mi>
            <mn>...</mn>
            <mi>,</mi>
            <mi mathvariant="italic">min</mi>
            <mrow>
              <mo fence="true" stretchy="false">(</mo>
              <mrow>
                <mrow>
                  <mi mathvariant="italic">distance</mi>
                  <mrow>
                    <mo fence="true" stretchy="false">(</mo>
                    <mrow>
                      <mrow>
                        <msub>
                          <mi>a</mi>
                          <mi>m</mi>
                        </msub>
                        <mi>,</mi>
                        <msub>
                          <mi>b</mi>
                          <mn>1</mn>
                        </msub>
                      </mrow>
                    </mrow>
                    <mo fence="true" stretchy="false">)</mo>
                  </mrow>
                  <mi>,</mi>
                  <mn>...</mn>
                  <mi>,</mi>
                  <mi mathvariant="italic">distance</mi>
                  <mrow>
                    <mo fence="true" stretchy="false">(</mo>
                    <mrow>
                      <mrow>
                        <msub>
                          <mi>a</mi>
                          <mi>m</mi>
                        </msub>
                        <mi>,</mi>
                        <msub>
                          <mi>b</mi>
                          <mi>m</mi>
                        </msub>
                      </mrow>
                    </mrow>
                    <mo fence="true" stretchy="false">)</mo>
                  </mrow>
                </mrow>
              </mrow>
              <mo fence="true" stretchy="false">)</mo>
            </mrow>
          </mrow>
        </mrow>
        <mo fence="true" stretchy="false">)</mo>
      </mrow>
    </mrow>
    <annotation encoding="StarMath 5.0">distance(a,b) 
= max({min({distance(a_1, b_1),...,distance(a_1 ,b_m)}),...,min({distance(a_m, b_1),...,distance(a_m,b_m)})})
</annotation>
  </semantics>
</math>
</file>

<file path=Object 14/content.xml><?xml version="1.0" encoding="utf-8"?>
<math xmlns="http://www.w3.org/1998/Math/MathML" display="block">
  <semantics>
    <mrow>
      <mi mathvariant="italic">distance</mi>
      <mrow>
        <mrow>
          <mo fence="true" stretchy="false">(</mo>
          <mrow>
            <mrow>
              <mi>a</mi>
              <mi>,</mi>
              <mi>b</mi>
            </mrow>
          </mrow>
          <mo fence="true" stretchy="false">)</mo>
        </mrow>
        <mo stretchy="false">=</mo>
        <mi mathvariant="italic">max</mi>
      </mrow>
      <mrow>
        <mo fence="true" stretchy="false">(</mo>
        <mrow>
          <mrow>
            <mi mathvariant="italic">min</mi>
            <mrow>
              <mo fence="true" stretchy="false">(</mo>
              <mrow>
                <mrow>
                  <msqrt>
                    <mrow>
                      <munderover>
                        <mo stretchy="false">∑</mo>
                        <mrow>
                          <mi>i</mi>
                          <mo stretchy="false">=</mo>
                          <mn>1</mn>
                        </mrow>
                        <mi>n</mi>
                      </munderover>
                      <msup>
                        <mrow>
                          <mo fence="true" stretchy="false">(</mo>
                          <mrow>
                            <mrow>
                              <msub>
                                <mi>a</mi>
                                <mrow>
                                  <mn>1</mn>
                                  <mi>i</mi>
                                </mrow>
                              </msub>
                              <mo stretchy="false">−</mo>
                              <msub>
                                <mi>b</mi>
                                <mrow>
                                  <mn>1</mn>
                                  <mi>i</mi>
                                </mrow>
                              </msub>
                            </mrow>
                          </mrow>
                          <mo fence="true" stretchy="false">)</mo>
                        </mrow>
                        <mn>2</mn>
                      </msup>
                    </mrow>
                  </msqrt>
                  <mi>,</mi>
                  <mn>...</mn>
                  <mi>,</mi>
                  <msqrt>
                    <mrow>
                      <munderover>
                        <mo stretchy="false">∑</mo>
                        <mrow>
                          <mi>i</mi>
                          <mo stretchy="false">=</mo>
                          <mn>1</mn>
                        </mrow>
                        <mi>n</mi>
                      </munderover>
                      <msup>
                        <mrow>
                          <mo fence="true" stretchy="false">(</mo>
                          <mrow>
                            <mrow>
                              <msub>
                                <mi>a</mi>
                                <mrow>
                                  <mn>1</mn>
                                  <mi>i</mi>
                                </mrow>
                              </msub>
                              <mo stretchy="false">−</mo>
                              <msub>
                                <mi>b</mi>
                                <mi mathvariant="italic">mi</mi>
                              </msub>
                            </mrow>
                          </mrow>
                          <mo fence="true" stretchy="false">)</mo>
                        </mrow>
                        <mn>2</mn>
                      </msup>
                    </mrow>
                  </msqrt>
                  <mi>,</mi>
                  <mn>...</mn>
                  <mi>,</mi>
                  <mi mathvariant="italic">min</mi>
                  <mrow>
                    <mo fence="true" stretchy="false">(</mo>
                    <mrow>
                      <mrow>
                        <msqrt>
                          <mrow>
                            <munderover>
                              <mo stretchy="false">∑</mo>
                              <mrow>
                                <mi>i</mi>
                                <mo stretchy="false">=</mo>
                                <mn>1</mn>
                              </mrow>
                              <mi>n</mi>
                            </munderover>
                            <msup>
                              <mrow>
                                <mo fence="true" stretchy="false">(</mo>
                                <mrow>
                                  <mrow>
                                    <msub>
                                      <mi>a</mi>
                                      <mi mathvariant="italic">mi</mi>
                                    </msub>
                                    <mo stretchy="false">−</mo>
                                    <msub>
                                      <mi>b</mi>
                                      <mrow>
                                        <mn>1</mn>
                                        <mi>i</mi>
                                      </mrow>
                                    </msub>
                                  </mrow>
                                </mrow>
                                <mo fence="true" stretchy="false">)</mo>
                              </mrow>
                              <mn>2</mn>
                            </msup>
                          </mrow>
                        </msqrt>
                        <mi>,</mi>
                        <mn>...</mn>
                        <mi>,</mi>
                        <msqrt>
                          <mrow>
                            <munderover>
                              <mo stretchy="false">∑</mo>
                              <mrow>
                                <mi>i</mi>
                                <mo stretchy="false">=</mo>
                                <mn>1</mn>
                              </mrow>
                              <mi>n</mi>
                            </munderover>
                            <msup>
                              <mrow>
                                <mo fence="true" stretchy="false">(</mo>
                                <mrow>
                                  <mrow>
                                    <msub>
                                      <mi>a</mi>
                                      <mi mathvariant="italic">mi</mi>
                                    </msub>
                                    <mo stretchy="false">−</mo>
                                    <msub>
                                      <mi>b</mi>
                                      <mi mathvariant="italic">mi</mi>
                                    </msub>
                                  </mrow>
                                </mrow>
                                <mo fence="true" stretchy="false">)</mo>
                              </mrow>
                              <mn>2</mn>
                            </msup>
                          </mrow>
                        </msqrt>
                      </mrow>
                    </mrow>
                    <mo fence="true" stretchy="false">)</mo>
                  </mrow>
                </mrow>
              </mrow>
              <mo fence="true" stretchy="false">)</mo>
            </mrow>
          </mrow>
        </mrow>
        <mo fence="true" stretchy="false">)</mo>
      </mrow>
    </mrow>
    <annotation encoding="StarMath 5.0">distance(a,b) 
= max(min(sqrt{ sum from{i=1} to{n} ( a_1i - b_1i )^2 } ,...,sqrt{ sum from{i=1} to{n} ( a_1i - b_mi )^2 },...,min(sqrt{ sum from{i=1} to{n} ( a_mi - b_1i )^2 },...,sqrt{ sum from{i=1} to{n} ( a_mi - b_mi )^2 })))</annotation>
  </semantics>
</math>
</file>

<file path=Object 15/content.xml><?xml version="1.0" encoding="utf-8"?>
<math xmlns="http://www.w3.org/1998/Math/MathML" display="block">
  <semantics>
    <mrow>
      <mi mathvariant="italic">prox</mi>
      <mrow>
        <mrow>
          <mo fence="true" stretchy="false">(</mo>
          <mrow>
            <mrow>
              <mi>a</mi>
              <mi>,</mi>
              <mi>b</mi>
            </mrow>
          </mrow>
          <mo fence="true" stretchy="false">)</mo>
        </mrow>
        <mo stretchy="false">=</mo>
        <mi mathvariant="italic">max</mi>
      </mrow>
      <mrow>
        <mo fence="true" stretchy="false">(</mo>
        <mrow>
          <mrow>
            <mi mathvariant="italic">min</mi>
            <mrow>
              <mo fence="true" stretchy="false">(</mo>
              <mrow>
                <mrow>
                  <mi mathvariant="italic">prox</mi>
                  <mrow>
                    <mo fence="true" stretchy="false">(</mo>
                    <mrow>
                      <mrow>
                        <msub>
                          <mi>a</mi>
                          <mn>1,</mn>
                        </msub>
                        <msub>
                          <mi>b</mi>
                          <mn>1</mn>
                        </msub>
                      </mrow>
                    </mrow>
                    <mo fence="true" stretchy="false">)</mo>
                  </mrow>
                  <mi>,</mi>
                  <mn>...</mn>
                  <mi>,</mi>
                  <mi mathvariant="italic">prox</mi>
                  <mrow>
                    <mo fence="true" stretchy="false">(</mo>
                    <mrow>
                      <mrow>
                        <msub>
                          <mi>a</mi>
                          <mn>1</mn>
                        </msub>
                        <mi>,</mi>
                        <msub>
                          <mi>b</mi>
                          <mi>m</mi>
                        </msub>
                      </mrow>
                    </mrow>
                    <mo fence="true" stretchy="false">)</mo>
                  </mrow>
                </mrow>
              </mrow>
              <mo fence="true" stretchy="false">)</mo>
            </mrow>
            <mi>,</mi>
            <mn>...</mn>
            <mi>,</mi>
            <mi mathvariant="italic">min</mi>
            <mrow>
              <mo fence="true" stretchy="false">(</mo>
              <mrow>
                <mrow>
                  <mi mathvariant="italic">prox</mi>
                  <mrow>
                    <mo fence="true" stretchy="false">(</mo>
                    <mrow>
                      <mrow>
                        <msub>
                          <mi>a</mi>
                          <mi>m</mi>
                        </msub>
                        <mi>,</mi>
                        <msub>
                          <mi>b</mi>
                          <mn>1</mn>
                        </msub>
                      </mrow>
                    </mrow>
                    <mo fence="true" stretchy="false">)</mo>
                  </mrow>
                  <mi>,</mi>
                  <mn>...</mn>
                  <mi>,</mi>
                  <mi mathvariant="italic">prox</mi>
                  <mrow>
                    <mo fence="true" stretchy="false">(</mo>
                    <mrow>
                      <mrow>
                        <msub>
                          <mi>a</mi>
                          <mi>m</mi>
                        </msub>
                        <mi>,</mi>
                        <msub>
                          <mi>b</mi>
                          <mi>m</mi>
                        </msub>
                      </mrow>
                    </mrow>
                    <mo fence="true" stretchy="false">)</mo>
                  </mrow>
                </mrow>
              </mrow>
              <mo fence="true" stretchy="false">)</mo>
            </mrow>
          </mrow>
        </mrow>
        <mo fence="true" stretchy="false">)</mo>
      </mrow>
    </mrow>
    <annotation encoding="StarMath 5.0">prox(a,b) 
= max({min({prox(a_1, b_1),...,prox(a_1 ,b_m)}),...,min({prox(a_m, b_1),...,prox(a_m,b_m)})})
</annotation>
  </semantics>
</math>
</file>

<file path=Object 2/content.xml><?xml version="1.0" encoding="utf-8"?>
<math xmlns="http://www.w3.org/1998/Math/MathML" display="block">
  <semantics>
    <mrow>
      <mfrac>
        <mrow>
          <mi>p</mi>
          <mo stretchy="false">⋅</mo>
          <mi>q</mi>
        </mrow>
        <mrow>
          <mrow>
            <mo fence="true" stretchy="false">‖</mo>
            <mrow>
              <mi>p</mi>
            </mrow>
            <mo fence="true" stretchy="false">‖</mo>
          </mrow>
          <mrow>
            <mo fence="true" stretchy="false">‖</mo>
            <mrow>
              <mi>q</mi>
            </mrow>
            <mo fence="true" stretchy="false">‖</mo>
          </mrow>
        </mrow>
      </mfrac>
      <mo stretchy="false">=</mo>
      <mfrac>
        <mrow>
          <munderover>
            <mo stretchy="false">∑</mo>
            <mrow>
              <mi>i</mi>
              <mo stretchy="false">=</mo>
              <mn>1</mn>
            </mrow>
            <mi>n</mi>
          </munderover>
          <mrow>
            <msub>
              <mi>p</mi>
              <mi>i</mi>
            </msub>
            <msub>
              <mi>q</mi>
              <mi>i</mi>
            </msub>
          </mrow>
        </mrow>
        <mrow>
          <msqrt>
            <mrow>
              <munderover>
                <mo stretchy="false">∑</mo>
                <mrow>
                  <mi>i</mi>
                  <mo stretchy="false">=</mo>
                  <mn>1</mn>
                </mrow>
                <mi>n</mi>
              </munderover>
              <msubsup>
                <mi>p</mi>
                <mn>1</mn>
                <mn>2</mn>
              </msubsup>
            </mrow>
          </msqrt>
          <msqrt>
            <mrow>
              <munderover>
                <mo stretchy="false">∑</mo>
                <mrow>
                  <mi>i</mi>
                  <mo stretchy="false">=</mo>
                  <mn>1</mn>
                </mrow>
                <mi>n</mi>
              </munderover>
              <msubsup>
                <mi>q</mi>
                <mn>1</mn>
                <mn>2</mn>
              </msubsup>
            </mrow>
          </msqrt>
        </mrow>
      </mfrac>
    </mrow>
    <annotation encoding="StarMath 5.0">{p cdot q } over { ldline p rdline ldline q rdline} = { sum from{i=1} to n {p_i q_i}} over {sqrt{ sum from i=1 to n p_1^2 } sqrt{ sum from i=1 to n q_1^2 }}</annotation>
  </semantics>
</math>
</file>

<file path=Object 3/content.xml><?xml version="1.0" encoding="utf-8"?>
<math xmlns="http://www.w3.org/1998/Math/MathML" display="block">
  <semantics>
    <mrow>
      <mrow>
        <mi>p</mi>
        <mo stretchy="false">⋅</mo>
        <mi>q</mi>
      </mrow>
      <mo stretchy="false">=</mo>
      <mrow>
        <munderover>
          <mo stretchy="false">∑</mo>
          <mrow>
            <mi>i</mi>
            <mo stretchy="false">=</mo>
            <mn>1</mn>
          </mrow>
          <mi>n</mi>
        </munderover>
        <mrow>
          <msub>
            <mi>p</mi>
            <mi>i</mi>
          </msub>
          <msub>
            <mi>q</mi>
            <mi>i</mi>
          </msub>
        </mrow>
      </mrow>
    </mrow>
    <annotation encoding="StarMath 5.0">{p cdot q }  = { sum from{i=1} to n {p_i q_i}} </annotation>
  </semantics>
</math>
</file>

<file path=Object 4/content.xml><?xml version="1.0" encoding="utf-8"?>
<math xmlns="http://www.w3.org/1998/Math/MathML" display="block">
  <semantics>
    <mrow>
      <mi mathvariant="italic">distance</mi>
      <mrow>
        <mrow>
          <mo fence="true" stretchy="false">(</mo>
          <mrow>
            <mrow>
              <mi>p</mi>
              <mi>,</mi>
              <mi>q</mi>
            </mrow>
          </mrow>
          <mo fence="true" stretchy="false">)</mo>
        </mrow>
        <mo stretchy="false">=</mo>
        <msqrt>
          <mrow>
            <mrow>
              <mrow>
                <mo fence="true" stretchy="false">‖</mo>
                <mrow>
                  <mi>p</mi>
                </mrow>
                <mo fence="true" stretchy="false">‖</mo>
              </mrow>
              <mo stretchy="false">−</mo>
              <mn>2</mn>
            </mrow>
            <mrow>
              <mrow>
                <munderover>
                  <mo stretchy="false">∑</mo>
                  <mrow>
                    <mi>i</mi>
                    <mo stretchy="false">=</mo>
                    <mn>1</mn>
                  </mrow>
                  <mi>n</mi>
                </munderover>
                <mrow>
                  <mo fence="true" stretchy="false">(</mo>
                  <mrow>
                    <mrow>
                      <msub>
                        <mi>p</mi>
                        <mi>i</mi>
                      </msub>
                      <msub>
                        <mi>q</mi>
                        <mi>i</mi>
                      </msub>
                    </mrow>
                  </mrow>
                  <mo fence="true" stretchy="false">)</mo>
                </mrow>
              </mrow>
              <mo stretchy="false">+</mo>
              <mrow>
                <mo fence="true" stretchy="false">‖</mo>
                <mrow>
                  <mi>q</mi>
                </mrow>
                <mo fence="true" stretchy="false">‖</mo>
              </mrow>
            </mrow>
          </mrow>
        </msqrt>
        <mo stretchy="false">=</mo>
        <msqrt>
          <mrow>
            <mrow>
              <mn>1</mn>
              <mo stretchy="false">−</mo>
              <mn>2</mn>
            </mrow>
            <mrow>
              <mrow>
                <mi>p</mi>
                <mo stretchy="false">⋅</mo>
                <mi>q</mi>
              </mrow>
              <mo stretchy="false">+</mo>
              <mn>1</mn>
            </mrow>
          </mrow>
        </msqrt>
        <mo stretchy="false">=</mo>
        <msqrt>
          <mrow>
            <mrow>
              <mn>2</mn>
              <mo stretchy="false">−</mo>
              <mn>2</mn>
            </mrow>
            <mi>cos</mi>
            <mrow>
              <mo fence="true" stretchy="false">(</mo>
              <mrow>
                <mrow>
                  <mi>p</mi>
                  <mi>,</mi>
                  <mi>q</mi>
                </mrow>
              </mrow>
              <mo fence="true" stretchy="false">)</mo>
            </mrow>
          </mrow>
        </msqrt>
        <mo stretchy="false">=</mo>
        <msqrt>
          <mrow>
            <mn>2</mn>
            <mrow>
              <mo fence="true" stretchy="false">(</mo>
              <mrow>
                <mrow>
                  <mrow>
                    <mn>1</mn>
                    <mo stretchy="false">−</mo>
                    <mi>cos</mi>
                  </mrow>
                  <mrow>
                    <mo fence="true" stretchy="false">(</mo>
                    <mrow>
                      <mrow>
                        <mi>p</mi>
                        <mi>,</mi>
                        <mi>q</mi>
                      </mrow>
                    </mrow>
                    <mo fence="true" stretchy="false">)</mo>
                  </mrow>
                </mrow>
              </mrow>
              <mo fence="true" stretchy="false">)</mo>
            </mrow>
          </mrow>
        </msqrt>
      </mrow>
    </mrow>
    <annotation encoding="StarMath 5.0">distance(p,q) = sqrt{ ldline p rdline -2 sum from{i=1} to{n} (p_i q_i) + ldline q rdline  } 
 = sqrt{ 1 -2 p cdot q  + 1  } 
 
 = sqrt{ 2 -2 cos(p,q)}
 = sqrt{ 2(1 -cos(p,q))}</annotation>
  </semantics>
</math>
</file>

<file path=Object 5/content.xml><?xml version="1.0" encoding="utf-8"?>
<math xmlns="http://www.w3.org/1998/Math/MathML" display="block">
  <semantics>
    <mrow>
      <mi mathvariant="italic">correlation</mi>
      <mrow>
        <mrow>
          <mo fence="true" stretchy="false">(</mo>
          <mrow>
            <mrow>
              <mi>p</mi>
              <mi>,</mi>
              <mi>q</mi>
            </mrow>
          </mrow>
          <mo fence="true" stretchy="false">)</mo>
        </mrow>
        <mo stretchy="false">=</mo>
        <mfrac>
          <mrow>
            <mi mathvariant="italic">covariance</mi>
            <mrow>
              <mo fence="true" stretchy="false">(</mo>
              <mrow>
                <mrow>
                  <mi>p</mi>
                  <mi>,</mi>
                  <mi>q</mi>
                </mrow>
              </mrow>
              <mo fence="true" stretchy="false">)</mo>
            </mrow>
          </mrow>
          <mrow>
            <mi mathvariant="italic">std</mi>
            <mrow>
              <mo fence="true" stretchy="false">(</mo>
              <mrow>
                <mi>p</mi>
              </mrow>
              <mo fence="true" stretchy="false">)</mo>
            </mrow>
            <mi mathvariant="italic">std</mi>
            <mrow>
              <mo fence="true" stretchy="false">(</mo>
              <mrow>
                <mi>q</mi>
              </mrow>
              <mo fence="true" stretchy="false">)</mo>
            </mrow>
          </mrow>
        </mfrac>
      </mrow>
    </mrow>
    <annotation encoding="StarMath 5.0">correlation( p, q ) = { {covariance(p,q)} over {std(p)std(q)} }</annotation>
  </semantics>
</math>
</file>

<file path=Object 6/content.xml><?xml version="1.0" encoding="utf-8"?>
<math xmlns="http://www.w3.org/1998/Math/MathML" display="block">
  <semantics>
    <mrow>
      <mi mathvariant="italic">correlation</mi>
      <mrow>
        <mrow>
          <mo fence="true" stretchy="false">(</mo>
          <mrow>
            <mrow>
              <mi>p</mi>
              <mi>,</mi>
              <mi>q</mi>
            </mrow>
          </mrow>
          <mo fence="true" stretchy="false">)</mo>
        </mrow>
        <mo stretchy="false">=</mo>
        <mrow>
          <mi mathvariant="italic">covariance</mi>
          <mrow>
            <mo fence="true" stretchy="false">(</mo>
            <mrow>
              <mrow>
                <mi>p</mi>
                <mi>,</mi>
                <mi>q</mi>
              </mrow>
            </mrow>
            <mo fence="true" stretchy="false">)</mo>
          </mrow>
        </mrow>
        <mo stretchy="false">=</mo>
        <mrow>
          <mfrac>
            <mn>1</mn>
            <mi>n</mi>
          </mfrac>
          <mrow>
            <mrow>
              <munderover>
                <mo stretchy="false">∑</mo>
                <mrow>
                  <mi>i</mi>
                  <mo stretchy="false">=</mo>
                  <mn>1</mn>
                </mrow>
                <mi>n</mi>
              </munderover>
              <mrow>
                <mo fence="true" stretchy="false">(</mo>
                <mrow>
                  <mrow>
                    <mrow>
                      <mo fence="true" stretchy="false">(</mo>
                      <mrow>
                        <mrow>
                          <mrow>
                            <mi>p</mi>
                            <mo stretchy="false">−</mo>
                            <mi mathvariant="italic">mean</mi>
                          </mrow>
                          <mrow>
                            <mo fence="true" stretchy="false">(</mo>
                            <mrow>
                              <mi>p</mi>
                            </mrow>
                            <mo fence="true" stretchy="false">)</mo>
                          </mrow>
                        </mrow>
                      </mrow>
                      <mo fence="true" stretchy="false">)</mo>
                    </mrow>
                    <mrow>
                      <mo fence="true" stretchy="false">(</mo>
                      <mrow>
                        <mrow>
                          <mrow>
                            <mi>q</mi>
                            <mo stretchy="false">−</mo>
                            <mi mathvariant="italic">mean</mi>
                          </mrow>
                          <mrow>
                            <mo fence="true" stretchy="false">(</mo>
                            <mrow>
                              <mi>q</mi>
                            </mrow>
                            <mo fence="true" stretchy="false">)</mo>
                          </mrow>
                        </mrow>
                      </mrow>
                      <mo fence="true" stretchy="false">)</mo>
                    </mrow>
                  </mrow>
                </mrow>
                <mo fence="true" stretchy="false">)</mo>
              </mrow>
            </mrow>
            <mo stretchy="false">=</mo>
            <mfrac>
              <mn>1</mn>
              <mi>n</mi>
            </mfrac>
          </mrow>
          <mrow>
            <munderover>
              <mo stretchy="false">∑</mo>
              <mrow>
                <mi>i</mi>
                <mo stretchy="false">=</mo>
                <mn>1</mn>
              </mrow>
              <mi>n</mi>
            </munderover>
            <mrow>
              <mo fence="true" stretchy="false">(</mo>
              <mrow>
                <mrow>
                  <msub>
                    <mi>p</mi>
                    <mi>i</mi>
                  </msub>
                  <msub>
                    <mi>q</mi>
                    <mi>i</mi>
                  </msub>
                </mrow>
              </mrow>
              <mo fence="true" stretchy="false">)</mo>
            </mrow>
          </mrow>
        </mrow>
      </mrow>
    </mrow>
    <annotation encoding="StarMath 5.0">correlation( p, q ) = { {covariance(p,q)} } = { {1 over n} sum from i = 1 to n ((p-mean(p))(q-mean(q))) = {1 over n} sum from i = 1 to n (p_i q_i) }</annotation>
  </semantics>
</math>
</file>

<file path=Object 7/content.xml><?xml version="1.0" encoding="utf-8"?>
<math xmlns="http://www.w3.org/1998/Math/MathML" display="block">
  <semantics>
    <mrow>
      <mrow>
        <munderover>
          <mo stretchy="false">∑</mo>
          <mrow>
            <mi>i</mi>
            <mo stretchy="false">=</mo>
            <mn>1</mn>
          </mrow>
          <mi>n</mi>
        </munderover>
        <msubsup>
          <mi>p</mi>
          <mi>i</mi>
          <mn>2</mn>
        </msubsup>
      </mrow>
      <mo stretchy="false">=</mo>
      <mi>n</mi>
    </mrow>
    <annotation encoding="StarMath 5.0">sum from{i=1} to{n}  p_i^2  = n
</annotation>
  </semantics>
</math>
</file>

<file path=Object 8/content.xml><?xml version="1.0" encoding="utf-8"?>
<math xmlns="http://www.w3.org/1998/Math/MathML" display="block">
  <semantics>
    <mrow>
      <mi mathvariant="italic">distance</mi>
      <mrow>
        <mrow>
          <mo fence="true" stretchy="false">(</mo>
          <mrow>
            <mrow>
              <mi>p</mi>
              <mi>,</mi>
              <mi>q</mi>
            </mrow>
          </mrow>
          <mo fence="true" stretchy="false">)</mo>
        </mrow>
        <mo stretchy="false">=</mo>
        <msqrt>
          <mrow>
            <mrow>
              <mrow>
                <munderover>
                  <mo stretchy="false">∑</mo>
                  <mrow>
                    <mi>i</mi>
                    <mo stretchy="false">=</mo>
                    <mn>1</mn>
                  </mrow>
                  <mi>n</mi>
                </munderover>
                <msubsup>
                  <mi>p</mi>
                  <mi>i</mi>
                  <mn>2</mn>
                </msubsup>
              </mrow>
              <mo stretchy="false">−</mo>
              <mn>2</mn>
            </mrow>
            <mrow>
              <mrow>
                <munderover>
                  <mo stretchy="false">∑</mo>
                  <mrow>
                    <mi>i</mi>
                    <mo stretchy="false">=</mo>
                    <mn>1</mn>
                  </mrow>
                  <mi>n</mi>
                </munderover>
                <mrow>
                  <mo fence="true" stretchy="false">(</mo>
                  <mrow>
                    <mrow>
                      <msub>
                        <mi>p</mi>
                        <mi>i</mi>
                      </msub>
                      <msub>
                        <mi>q</mi>
                        <mi>i</mi>
                      </msub>
                    </mrow>
                  </mrow>
                  <mo fence="true" stretchy="false">)</mo>
                </mrow>
              </mrow>
              <mo stretchy="false">+</mo>
              <mrow>
                <munderover>
                  <mo stretchy="false">∑</mo>
                  <mrow>
                    <mi>i</mi>
                    <mo stretchy="false">=</mo>
                    <mn>1</mn>
                  </mrow>
                  <mi>n</mi>
                </munderover>
                <msubsup>
                  <mi>q</mi>
                  <mi>i</mi>
                  <mn>2</mn>
                </msubsup>
              </mrow>
            </mrow>
          </mrow>
        </msqrt>
      </mrow>
    </mrow>
    <annotation encoding="StarMath 5.0">distance(p,q)
= sqrt{ sum from{i=1} to{n}  p_i^2 -2 sum from{i=1} to{n} (p_i q_i) + sum from{i=1} to{n} q_i^2  } 
</annotation>
  </semantics>
</math>
</file>

<file path=Object 9/content.xml><?xml version="1.0" encoding="utf-8"?>
<math xmlns="http://www.w3.org/1998/Math/MathML" display="block">
  <semantics>
    <mrow>
      <mi mathvariant="italic">distance</mi>
      <mrow>
        <mrow>
          <mo fence="true" stretchy="false">(</mo>
          <mrow>
            <mrow>
              <mi>p</mi>
              <mi>,</mi>
              <mi>q</mi>
            </mrow>
          </mrow>
          <mo fence="true" stretchy="false">)</mo>
        </mrow>
        <mo stretchy="false">=</mo>
        <msqrt>
          <mrow>
            <mn>2</mn>
            <mrow>
              <mi>n</mi>
              <mo stretchy="false">−</mo>
              <mn>2</mn>
            </mrow>
            <mrow>
              <munderover>
                <mo stretchy="false">∑</mo>
                <mrow>
                  <mi>i</mi>
                  <mo stretchy="false">=</mo>
                  <mn>1</mn>
                </mrow>
                <mi>n</mi>
              </munderover>
              <mrow>
                <mo fence="true" stretchy="false">(</mo>
                <mrow>
                  <mrow>
                    <msub>
                      <mi>p</mi>
                      <mi>i</mi>
                    </msub>
                    <msub>
                      <mi>q</mi>
                      <mi>i</mi>
                    </msub>
                  </mrow>
                </mrow>
                <mo fence="true" stretchy="false">)</mo>
              </mrow>
            </mrow>
          </mrow>
        </msqrt>
        <mo stretchy="false">=</mo>
        <msqrt>
          <mrow>
            <mn>2</mn>
            <mrow>
              <mi>n</mi>
              <mo stretchy="false">−</mo>
              <mn>2</mn>
            </mrow>
            <mi>n</mi>
            <mi mathvariant="italic">correlation</mi>
            <mrow>
              <mo fence="true" stretchy="false">(</mo>
              <mrow>
                <mrow>
                  <mi>p</mi>
                  <mi>,</mi>
                  <mi>q</mi>
                </mrow>
              </mrow>
              <mo fence="true" stretchy="false">)</mo>
            </mrow>
          </mrow>
        </msqrt>
        <mo stretchy="false">=</mo>
        <msqrt>
          <mrow>
            <mn>2</mn>
            <mi>n</mi>
            <mrow>
              <mo fence="true" stretchy="false">(</mo>
              <mrow>
                <mrow>
                  <mrow>
                    <mn>1</mn>
                    <mo stretchy="false">−</mo>
                    <mi mathvariant="italic">correlation</mi>
                  </mrow>
                  <mrow>
                    <mo fence="true" stretchy="false">(</mo>
                    <mrow>
                      <mrow>
                        <mi>p</mi>
                        <mi>,</mi>
                        <mi>q</mi>
                      </mrow>
                    </mrow>
                    <mo fence="true" stretchy="false">)</mo>
                  </mrow>
                </mrow>
              </mrow>
              <mo fence="true" stretchy="false">)</mo>
            </mrow>
          </mrow>
        </msqrt>
      </mrow>
    </mrow>
    <annotation encoding="StarMath 5.0">distance(p,q)
= sqrt{ 2n -2 sum from i = 1 to n (p_i q_i) }
= sqrt{ 2n -2n correlation(p,q) }
= sqrt{ 2n (1-correlation(p,q)) }
</annotation>
  </semantics>
</math>
</file>